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29cm" fo:margin-left="0.062cm" table:align="left" style:may-break-between-rows="true" style:writing-mode="lr-tb"/>
    </style:style>
    <style:style style:name="Table1.A" style:family="table-column">
      <style:table-column-properties style:column-width="1.5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3cfa7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22a4f9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13cfa7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22a4f9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none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none" style:wrap="none" style:vertical-pos="from-top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protect="content" style:wrap="none" style:vertical-pos="from-top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4"><text:placeholder text:placeholder-type="text">&lt;for each="label_group in labels(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6"><draw:frame draw:style-name="fr1" draw:name="image: asimage(label_group[0]['qrcode'],None,0.5,0.5,'cm')" text:anchor-type="as-char" svg:width="0.199cm" svg:height="0.199cm" draw:z-index="0"><draw:text-box><text:p text:style-name="P3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6"><draw:frame draw:style-name="fr2" draw:name="image: asimage(label_group[1]['qrcode'],None,0.5,0.5,'cm')" text:anchor-type="as-char" svg:width="0.199cm" svg:height="0.199cm" draw:z-index="11"><draw:text-box><text:p text:style-name="P3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7"><draw:frame draw:style-name="fr3" draw:name="Frame1" text:anchor-type="as-char" svg:y="0cm" svg:width="0.199cm" svg:height="0.199cm" draw:z-index="10"><draw:text-box><text:p text:style-name="P3"/></draw:text-box></draw:frame></text:p>
            <text:p text:style-name="P5"><text:placeholder text:placeholder-type="text">&lt;label_group[2]['default_code']&gt;</text:placeholder></text:p>
          </table:table-cell>
          <table:table-cell table:style-name="Table1.A2" office:value-type="string">
            <text:p text:style-name="P7"><draw:frame draw:style-name="fr3" draw:name="image: asimage(label_group[3]['qrcode'],None,0.5,0.5,'cm')" text:anchor-type="as-char" svg:y="0cm" svg:width="0.199cm" svg:height="0.199cm" draw:z-index="1"><draw:text-box><text:p text:style-name="P3"/></draw:text-box></draw:frame></text:p>
            <text:p text:style-name="P5"><text:placeholder text:placeholder-type="text">&lt;label_group[3]['default_code']&gt;</text:placeholder></text:p>
          </table:table-cell>
          <table:table-cell table:style-name="Table1.A2" office:value-type="string">
            <text:p text:style-name="P7"><draw:frame draw:style-name="fr4" draw:name="image: asimage(label_group[4]['qrcode'],None,0.5,0.5,'cm')" text:anchor-type="as-char" svg:y="0cm" svg:width="0.199cm" svg:height="0.199cm" draw:z-index="2"><draw:text-box><text:p text:style-name="P3"/></draw:text-box></draw:frame></text:p>
            <text:p text:style-name="P5"><text:placeholder text:placeholder-type="text">&lt;label_group[4]['default_code']&gt;</text:placeholder></text:p>
          </table:table-cell>
          <table:table-cell table:style-name="Table1.A2" office:value-type="string">
            <text:p text:style-name="P7"><draw:frame draw:style-name="fr4" draw:name="image: asimage(label_group[5]['qrcode'],None,0.5,0.5,'cm')" text:anchor-type="as-char" svg:y="0cm" svg:width="0.199cm" svg:height="0.199cm" draw:z-index="3"><draw:text-box><text:p text:style-name="P3"/></draw:text-box></draw:frame></text:p>
            <text:p text:style-name="P5"><text:placeholder text:placeholder-type="text">&lt;label_group[5]['default_code']&gt;</text:placeholder></text:p>
          </table:table-cell>
          <table:table-cell table:style-name="Table1.A2" office:value-type="string">
            <text:p text:style-name="P7"><draw:frame draw:style-name="fr4" draw:name="image: asimage(label_group[6]['qrcode'],None,0.5,0.5,'cm')" text:anchor-type="as-char" svg:y="0cm" svg:width="0.199cm" svg:height="0.199cm" draw:z-index="4"><draw:text-box><text:p text:style-name="P3"/></draw:text-box></draw:frame></text:p>
            <text:p text:style-name="P5"><text:placeholder text:placeholder-type="text">&lt;label_group[6]['default_code']&gt;</text:placeholder></text:p>
          </table:table-cell>
          <table:table-cell table:style-name="Table1.A2" office:value-type="string">
            <text:p text:style-name="P7"><draw:frame draw:style-name="fr4" draw:name="image: asimage(label_group[7]['qrcode'],None,0.5,0.5,'cm')" text:anchor-type="as-char" svg:y="0cm" svg:width="0.199cm" svg:height="0.199cm" draw:z-index="5"><draw:text-box><text:p text:style-name="P3"/></draw:text-box></draw:frame></text:p>
            <text:p text:style-name="P5"><text:placeholder text:placeholder-type="text">&lt;label_group[7]['default_code']&gt;</text:placeholder></text:p>
          </table:table-cell>
          <table:table-cell table:style-name="Table1.A2" office:value-type="string">
            <text:p text:style-name="P7"><draw:frame draw:style-name="fr4" draw:name="image: asimage(label_group[8]['qrcode'],None,0.5,0.5,'cm')" text:anchor-type="as-char" svg:y="0cm" svg:width="0.199cm" svg:height="0.199cm" draw:z-index="6"><draw:text-box><text:p text:style-name="P3"/></draw:text-box></draw:frame></text:p>
            <text:p text:style-name="P5"><text:placeholder text:placeholder-type="text">&lt;label_group[8]['default_code']&gt;</text:placeholder></text:p>
          </table:table-cell>
          <table:table-cell table:style-name="Table1.A2" office:value-type="string">
            <text:p text:style-name="P7"><draw:frame draw:style-name="fr4" draw:name="image: asimage(label_group[9]['qrcode'],None,0.5,0.5,'cm')" text:anchor-type="as-char" svg:y="0cm" svg:width="0.199cm" svg:height="0.199cm" draw:z-index="7"><draw:text-box><text:p text:style-name="P3"/></draw:text-box></draw:frame></text:p>
            <text:p text:style-name="P5"><text:placeholder text:placeholder-type="text">&lt;label_group[9]['default_code']&gt;</text:placeholder></text:p>
          </table:table-cell>
          <table:table-cell table:style-name="Table1.A2" office:value-type="string">
            <text:p text:style-name="P7"><draw:frame draw:style-name="fr4" draw:name="image: asimage(label_group[10]['qrcode'],None,0.5,0.5,'cm')" text:anchor-type="as-char" svg:y="0cm" svg:width="0.199cm" svg:height="0.199cm" draw:z-index="8"><draw:text-box><text:p text:style-name="P3"/></draw:text-box></draw:frame></text:p>
            <text:p text:style-name="P5"><text:placeholder text:placeholder-type="text">&lt;label_group[10]['default_code']&gt;</text:placeholder></text:p>
          </table:table-cell>
          <table:table-cell table:style-name="Table1.L2" office:value-type="string">
            <text:p text:style-name="P7"><draw:frame draw:style-name="fr4" draw:name="image: asimage(label_group[11]['qrcode'],None,0.5,0.5,'cm')" text:anchor-type="as-char" svg:y="0cm" svg:width="0.199cm" svg:height="0.199cm" draw:z-index="9"><draw:text-box><text:p text:style-name="P3"/></draw:text-box></draw:frame></text:p>
            <text:p text:style-name="P5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6-10-20T22:04:56.373129554</dc:date>
    <meta:editing-duration>PT1H1M20S</meta:editing-duration>
    <meta:editing-cycles>15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17" meta:character-count="428" meta:non-whitespace-character-count="425"/>
  </office:meta>
</office:document-meta>
</file>